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fo:min-height="2.36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2.927cm"/>
    </style:style>
    <style:style style:name="pr5" style:family="presentation" style:parent-style-name="Default-outline1">
      <style:graphic-properties draw:fill-color="#ffffff"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draw:auto-grow-height="true" fo:min-height="3.178cm"/>
    </style:style>
    <style:style style:name="pr8" style:family="presentation" style:parent-style-name="Default-outline1">
      <style:graphic-properties draw:fill-color="#ffffff" draw:auto-grow-height="true" fo:min-height="14.267cm"/>
    </style:style>
    <style:style style:name="pr9" style:family="presentation" style:parent-style-name="Default-outline1">
      <style:graphic-properties draw:stroke="solid" svg:stroke-width="0.102cm" svg:stroke-color="#ffff00" draw:marker-start-width="0.352cm" draw:marker-end-width="0.352cm" draw:fill-color="#ffffff" draw:auto-grow-height="true" fo:min-height="6.576cm" fo:padding-top="0.05cm" fo:padding-bottom="0.05cm" fo:padding-left="0.05cm" fo:padding-right="0.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3.6cm" fo:margin-right="0cm" text:enable-numbering="false" fo:text-indent="-0.6cm"/>
    </style:style>
    <style:style style:name="P9" style:family="paragraph">
      <style:paragraph-properties fo:margin-left="4.8cm" fo:margin-right="0cm" text:enable-numbering="false" fo:text-indent="-0.6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font-size="18pt"/>
    </style:style>
    <style:style style:name="P12" style:family="paragraph">
      <style:paragraph-properties fo:margin-left="0cm" fo:margin-right="0cm" fo:text-indent="0cm"/>
      <style:text-properties fo:font-size="18pt"/>
    </style:style>
    <style:style style:name="P13" style:family="paragraph">
      <style:paragraph-properties fo:text-align="center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fo:margin-left="2.4cm" fo:margin-right="0cm" text:enable-numbering="false" fo:text-indent="-0.8cm"/>
    </style:style>
    <style:style style:name="P16" style:family="paragraph">
      <style:paragraph-properties fo:margin-left="3.6cm" fo:margin-right="0cm" text:enable-numbering="true" fo:text-indent="-0.6cm"/>
    </style:style>
    <style:style style:name="P17" style:family="paragraph">
      <style:paragraph-properties fo:margin-left="2.4cm" fo:margin-right="0cm" text:enable-numbering="true" fo:text-indent="-0.8cm"/>
    </style:style>
    <style:style style:name="P18" style:family="paragraph">
      <style:paragraph-properties fo:margin-left="1.2cm" fo:margin-right="0cm" text:enable-numbering="false" fo:text-indent="-0.9cm"/>
      <style:text-properties fo:color="#ffffff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color="#ffff00"/>
    </style:style>
    <style:style style:name="T3" style:family="text">
      <style:text-properties fo:color="#ffffff"/>
    </style:style>
    <style:style style:name="T4" style:family="text">
      <style:text-properties fo:color="#23ff23"/>
    </style:style>
    <style:style style:name="T5" style:family="text">
      <style:text-properties fo:color="#ccccff"/>
    </style:style>
    <style:style style:name="T6" style:family="text">
      <style:text-properties fo:font-size="18pt"/>
    </style:style>
    <style:style style:name="T7" style:family="text">
      <style:text-properties fo:color="#ccccff" fo:font-size="20pt" fo:font-weight="bold"/>
    </style:style>
    <style:style style:name="T8" style:family="text">
      <style:text-properties fo:color="#23ff23" fo:font-size="20pt" fo:font-weight="bold"/>
    </style:style>
    <style:style style:name="T9" style:family="text">
      <style:text-properties fo:font-size="20pt" fo:font-weight="bold"/>
    </style:style>
    <style:style style:name="T10" style:family="text">
      <style:text-properties fo:color="#ffff00" fo:font-size="20pt" fo:font-weight="bold"/>
    </style:style>
    <style:style style:name="T11" style:family="text">
      <style:text-properties fo:color="#ffffff" fo:font-size="24pt" fo:font-weight="normal"/>
    </style:style>
    <style:style style:name="T12" style:family="text">
      <style:text-properties fo:color="#ffffff" fo:font-size="20pt" fo:font-weight="bold"/>
    </style:style>
    <style:style style:name="T13" style:family="text">
      <style:text-properties fo:color="#23ff23" fo:font-size="22pt" fo:font-weight="bold"/>
    </style:style>
    <style:style style:name="T14" style:family="text">
      <style:text-properties fo:color="#23ff23" fo:font-size="22pt"/>
    </style:style>
    <style:style style:name="T15" style:family="text">
      <style:text-properties fo:color="#ffff00" fo:font-size="22pt"/>
    </style:style>
    <style:style style:name="T16" style:family="text">
      <style:text-properties fo:color="#ffcc99" fo:font-size="22pt"/>
    </style:style>
    <style:style style:name="T17" style:family="text">
      <style:text-properties fo:color="#ffff00" fo:font-weight="bold"/>
    </style:style>
    <style:style style:name="T18" style:family="text">
      <style:text-properties fo:font-weight="bold"/>
    </style:style>
    <style:style style:name="T19" style:family="text">
      <style:text-properties fo:color="#23ff23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3cm" text:min-label-width="0.9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pointers</presentation:footer-decl>
      <presentation:footer-decl presentation:name="ftr2">CMPTxxxx</presentation:footer-decl>
      <presentation:date-time-decl presentation:name="dtd1" presentation:source="fixed">16 Nov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905cm" svg:height="4.58cm" svg:x="1.4cm" svg:y="1.736cm" presentation:class="title" presentation:user-transformed="true">
          <draw:text-box>
            <text:p text:style-name="P1"><text:span text:style-name="T1">§12.1-12.5: Pointers</text:span></text:p>
          </draw:text-box>
        </draw:frame>
        <draw:frame presentation:style-name="pr2" draw:text-style-name="P1" draw:layer="layout" svg:width="15.06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6 Nov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Quiz08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Contrast: <text:span text:style-name="T2">alias</text:span>, <text:span text:style-name="T2">shallow</text:span> copy, <text:span text:style-name="T2">deep</text:span> copy.</text:p>
              </text:list-item>
            </text:list>
            <text:list text:style-name="L3">
              <text:list-item>
                <text:list>
                  <text:list-item>
                    <text:p text:style-name="P4">Draw or describe an <text:span text:style-name="T2">example</text:span> highlighting the differences</text:p>
                  </text:list-item>
                </text:list>
              </text:list-item>
            </text:list>
            <text:list text:style-name="L3">
              <text:list-item>
                <text:p text:style-name="P3">What name does Python expect for the <text:span text:style-name="T2">initializer</text:span> (<text:span text:style-name="T2">constructor</text:span>) method in a user-defined <text:span text:style-name="T2">class</text:span>?</text:p>
              </text:list-item>
            </text:list>
            <text:list text:style-name="L3">
              <text:list-item>
                <text:p text:style-name="P3">Create a Python <text:span text:style-name="T2">dictionary</text:span> with three entries.</text:p>
              </text:list-item>
            </text:list>
            <text:list text:style-name="L3">
              <text:list-item>
                <text:p text:style-name="P3">Name at least three <text:span text:style-name="T2">methods</text:span> special to <text:span text:style-name="T2">dictionaries</text:span>.</text:p>
              </text:list-item>
            </text:list>
            <text:list text:style-name="L3">
              <text:list-item>
                <text:p text:style-name="P3">Write a Python code snippet that <text:span text:style-name="T2">throws</text:span> and <text:span text:style-name="T2">catches</text:span> an <text:span text:style-name="T2">exception</text:span>.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Review last time (Py tut §9.2)</text:p>
          </draw:text-box>
        </draw:frame>
        <draw:frame presentation:style-name="pr8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Namespaces</text:span></text:p>
              </text:list-item>
            </text:list>
            <text:list text:style-name="L3">
              <text:list-item>
                <text:p text:style-name="P3"><text:span text:style-name="T2">Scop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New</text:span> names add to <text:span text:style-name="T2">local</text:span> sco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ames <text:span text:style-name="T2">outside</text:span> local scope are <text:span text:style-name="T2">read-onl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ssigning to them makes a <text:span text:style-name="T2">local cop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global</text:span> command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Backtracking</text:span>: Knight's Tour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 presentation:user-transformed="true">
          <draw:text-box>
            <text:p text:style-name="P1">What's on for today (12.1-12.5)</text:p>
          </draw:text-box>
        </draw:frame>
        <draw:frame presentation:style-name="pr8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Pointers </text:span><text:span text:style-name="T3">(in Modula-2 and C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reating</text:span> pointers, <text:span text:style-name="T2">dereferencing</text:span> poin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ssignment <text:span text:style-name="T2">compatibil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ointer <text:span text:style-name="T2">arithmeti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NIL (</text:span><text:span text:style-name="T3">in C: </text:span><text:span text:style-name="T2">NULL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Static</text:span> vs. <text:span text:style-name="T2">dynamic</text:span> allocation of memory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ctivation</text:span> recor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tack</text:span>, stack pointer</text:p>
                  </text:list-item>
                </text:list>
              </text:list-item>
            </text:list>
            <text:list text:style-name="L3">
              <text:list-item>
                <text:p text:style-name="P3">Dynamic variables: <text:span text:style-name="T2">NEW</text:span>(), <text:span text:style-name="T2">DISPOSE</text:span>(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Pointers</text:p>
          </draw:text-box>
        </draw:frame>
        <draw:frame presentation:style-name="pr8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Values are stored in <text:span text:style-name="T2">locations</text:span> in memory</text:p>
              </text:list-item>
            </text:list>
            <text:list text:style-name="L3">
              <text:list-item>
                <text:p text:style-name="P3">These locations are accessed by their addresses, which <text:span text:style-name="T2">point</text:span> to a spot in memory</text:p>
              </text:list-item>
            </text:list>
            <text:list text:style-name="L3">
              <text:list-item>
                <text:p text:style-name="P7">A <text:span text:style-name="T2">pointer</text:span> is a variable whose <text:span text:style-name="T4">value</text:span> is a memory <text:span text:style-name="T4">addres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VA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">applePtr</text:span> : <text:span text:style-name="T2">POINTER</text:span> <text:span text:style-name="T5">TO</text:span> <text:span text:style-name="T5">REAL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">apple</text:span> : <text:span text:style-name="T5">REAL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BE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">apple</text:span> := 5.0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">applePtr</text:span> := <text:span text:style-name="T5">SYSTEM</text:span>.<text:span text:style-name="T2">ADR</text:span> (<text:span text:style-name="T4">apple</text:span>)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11" draw:id="id2" draw:layer="layout" svg:width="2.54cm" svg:height="1.27cm" svg:x="17.715cm" svg:y="14.37cm">
          <text:p text:style-name="P10"><text:span text:style-name="T6">0x3e</text:span></text:p>
        </draw:rect>
        <draw:rect draw:style-name="gr2" draw:text-style-name="P11" draw:id="id4" draw:layer="layout" svg:width="2.54cm" svg:height="1.27cm" svg:x="23.215cm" svg:y="14.37cm">
          <text:p text:style-name="P10"><text:span text:style-name="T6">5.0</text:span></text:p>
        </draw:rect>
        <draw:frame draw:style-name="gr3" draw:text-style-name="P12" draw:id="id1" draw:layer="layout" svg:width="2.86cm" svg:height="0.962cm" svg:x="17.515cm" svg:y="12.337cm">
          <draw:text-box>
            <text:p text:style-name="P1"><text:span text:style-name="T6">applePtr</text:span></text:p>
          </draw:text-box>
        </draw:frame>
        <draw:frame draw:style-name="gr3" draw:text-style-name="P11" draw:id="id3" draw:layer="layout" svg:width="2.047cm" svg:height="0.962cm" svg:x="23.416cm" svg:y="12.338cm">
          <draw:text-box>
            <text:p text:style-name="P10"><text:span text:style-name="T6">apple</text:span></text:p>
          </draw:text-box>
        </draw:frame>
        <draw:connector draw:style-name="gr4" draw:text-style-name="P13" draw:layer="layout" draw:type="line" svg:x1="18.945cm" svg:y1="13.299cm" svg:x2="18.985cm" svg:y2="14.37cm" draw:start-shape="id1" draw:start-glue-point="2" draw:end-shape="id2" draw:end-glue-point="0">
          <text:p text:style-name="P1"/>
        </draw:connector>
        <draw:connector draw:style-name="gr4" draw:text-style-name="P13" draw:layer="layout" draw:type="line" svg:x1="24.439cm" svg:y1="13.3cm" svg:x2="24.485cm" svg:y2="14.37cm" draw:start-shape="id3" draw:start-glue-point="2" draw:end-shape="id4" draw:end-glue-point="0">
          <text:p text:style-name="P1"/>
        </draw:connector>
        <draw:line draw:style-name="gr4" draw:text-style-name="P13" draw:layer="layout" svg:x1="19.895cm" svg:y1="14.918cm" svg:x2="22.934cm" svg:y2="14.382cm">
          <text:p text:style-name="P1"/>
        </draw:line>
        <draw:frame draw:style-name="gr3" draw:text-style-name="P11" draw:layer="layout" svg:width="1.874cm" svg:height="0.962cm" svg:x="25.616cm" svg:y="13.939cm">
          <draw:text-box>
            <text:p text:style-name="P10"><text:span text:style-name="T6">0x3e</text:span></text:p>
          </draw:text-box>
        </draw:frame>
        <draw:frame draw:style-name="gr3" draw:text-style-name="P11" draw:layer="layout" svg:width="1.7cm" svg:height="0.962cm" svg:x="25.616cm" svg:y="15.44cm">
          <draw:text-box>
            <text:p text:style-name="P10"><text:span text:style-name="T6">0x3f</text:span></text:p>
          </draw:text-box>
        </draw:frame>
        <draw:rect draw:style-name="gr5" draw:text-style-name="P10" draw:layer="layout" svg:width="2.54cm" svg:height="1.27cm" svg:x="23.215cm" svg:y="15.67cm">
          <text:p text:style-name="P1"/>
        </draw:rect>
        <draw:frame draw:style-name="gr3" draw:text-style-name="P11" draw:layer="layout" svg:width="1.874cm" svg:height="0.962cm" svg:x="25.616cm" svg:y="16.641cm">
          <draw:text-box>
            <text:p text:style-name="P10"><text:span text:style-name="T6">0x40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Dereferencing pointers</text:p>
          </draw:text-box>
        </draw:frame>
        <draw:frame presentation:style-name="pr8" draw:text-style-name="P3" draw:layer="layout" svg:width="25.199cm" svg:height="14.702cm" svg:x="1.4cm" svg:y="4.507cm" presentation:class="outline" presentation:user-transformed="true">
          <draw:text-box>
            <text:list text:style-name="L3">
              <text:list-item>
                <text:p text:style-name="P3">The last example shows how to <text:span text:style-name="T2">make</text:span> a pointer:</text:p>
              </text:list-item>
            </text:list>
            <text:list text:style-name="L3">
              <text:list-item>
                <text:p text:style-name="P14"><text:span text:style-name="T7">VAR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applePtr</text:span><text:span text:style-name="T9"> : </text:span><text:span text:style-name="T10">POINTER</text:span><text:span text:style-name="T9"> </text:span><text:span text:style-name="T7">TO</text:span><text:span text:style-name="T9"> </text:span><text:span text:style-name="T7">REAL</text:span><text:span text:style-name="T9">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apple</text:span><text:span text:style-name="T9"> : </text:span><text:span text:style-name="T7">REAL</text:span><text:span text:style-name="T9">;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7">BEGIN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apple</text:span><text:span text:style-name="T9"> := 5.0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applePtr</text:span><text:span text:style-name="T9"> := </text:span><text:span text:style-name="T7">SYSTEM</text:span><text:span text:style-name="T9">.</text:span><text:span text:style-name="T10">ADR</text:span><text:span text:style-name="T9"> (</text:span><text:span text:style-name="T8">apple</text:span><text:span text:style-name="T9">);</text:span></text:p>
                  </text:list-item>
                </text:list>
              </text:list-item>
            </text:list>
            <text:list text:style-name="L3">
              <text:list-item>
                <text:p text:style-name="P7">How do we <text:span text:style-name="T2">get</text:span> at the memory pointed to?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">applePtr</text:span><text:span text:style-name="T2">^</text:span> := 4.0;<text:tab/><text:span text:style-name="T4">(* same as apple := 4.0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(C syntax: <text:span text:style-name="T5">*applePtr</text:span>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The “hat” operator <text:span text:style-name="T5">^</text:span> is called the <text:span text:style-name="T2">dereferencing</text:span> operator</text:p>
                  </text:list-item>
                </text:list>
              </text:list-item>
            </text:list>
          </draw:text-box>
        </draw:frame>
        <draw:frame presentation:style-name="pr9" draw:text-style-name="P18" draw:layer="layout" svg:width="7.339cm" svg:height="6.676cm" svg:x="19.297cm" svg:y="6.062cm" presentation:class="outline" presentation:user-transformed="true">
          <draw:text-box>
            <text:list text:style-name="L3">
              <text:list-item>
                <text:p text:style-name="P14"><text:span text:style-name="T11">In C:</text:span></text:p>
              </text:list-item>
            </text:list>
            <text:list text:style-name="L3">
              <text:list-item>
                <text:p text:style-name="P14"><text:span text:style-name="T7">float</text:span><text:span text:style-name="T12"> </text:span><text:span text:style-name="T8">apple</text:span><text:span text:style-name="T12">;</text:span></text:p>
              </text:list-item>
            </text:list>
            <text:list text:style-name="L3">
              <text:list-item>
                <text:p text:style-name="P14"><text:span text:style-name="T7">float</text:span><text:span text:style-name="T10">*</text:span><text:span text:style-name="T12"> </text:span><text:span text:style-name="T8">applePtr</text:span><text:span text:style-name="T12">;</text:span></text:p>
              </text:list-item>
            </text:list>
            <text:list text:style-name="L3">
              <text:list-item>
                <text:p text:style-name="P14"><text:span text:style-name="T8">apple</text:span><text:span text:style-name="T12"> = 5.0;</text:span></text:p>
              </text:list-item>
            </text:list>
            <text:list text:style-name="L3">
              <text:list-item>
                <text:p text:style-name="P14"><text:span text:style-name="T8">applePtr</text:span><text:span text:style-name="T12"> = </text:span><text:span text:style-name="T10">&amp;</text:span><text:span text:style-name="T8">apple</text:span><text:span text:style-name="T12">;</text:span></text:p>
              </text:list-item>
            </text:list>
          </draw:text-box>
        </draw:frame>
        <draw:frame draw:style-name="gr6" draw:text-style-name="P18" draw:layer="layout" svg:width="0.802cm" svg:height="2.61cm" svg:x="18.614cm" svg:y="4.939cm">
          <draw:text-box>
            <text:list text:style-name="L4">
              <text:list-item>
                <text:list>
                  <text:list-item>
                    <text:p text:style-name="P14"><text:span text:style-name="T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12"/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Operations on pointers</text:p>
          </draw:text-box>
        </draw:frame>
        <draw:frame presentation:style-name="pr8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Different pointer types are <text:span text:style-name="T2">not</text:span> compatible</text:p>
              </text:list-item>
            </text:list>
            <text:list text:style-name="L3">
              <text:list-item>
                <text:list>
                  <text:list-item>
                    <text:p text:style-name="P4">But can always <text:span text:style-name="T2">cast</text:span> from one type to another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3">float* applePtr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3">int* pearPtr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3">applePtr = (float*) pearPtr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2">NIL</text:span> points to nothing at all</text:p>
              </text:list-item>
            </text:list>
            <text:list text:style-name="L3">
              <text:list-item>
                <text:list>
                  <text:list-item>
                    <text:p text:style-name="P17">Handy for <text:span text:style-name="T2">initializing</text:span> pointers: <text:span text:style-name="T4">ptr1</text:span> := <text:span text:style-name="T5">NIL</text:span>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2">Dereferencing</text:span> <text:span text:style-name="T5">NIL</text:span> raises <text:span text:style-name="T4">sysExcep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3">In C, use </text:span><text:span text:style-name="T2">NULL</text:span><text:span text:style-name="T3"> (which is just 0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Pointers and C arrays</text:p>
          </draw:text-box>
        </draw:frame>
        <draw:frame presentation:style-name="pr8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An <text:span text:style-name="T2">array</text:span> in C is really just a <text:span text:style-name="T2">pointer</text:span> to a location in memory that stores <text:span text:style-name="T2">consecutive</text:span> entries of the array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float appleSizes[4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appleSizes[0] = 2.5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2">Indexing</text:span> into the array is really done by <text:span text:style-name="T2">adding</text:span> to the pointer to the head of the array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appleSizes[2]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Is the same as: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*(appleSizes + 2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Pointers and call-by-reference</text:p>
          </draw:text-box>
        </draw:frame>
        <draw:frame presentation:style-name="pr8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Pointers are how <text:span text:style-name="T2">call-by-reference</text:span> is done in C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4">int increment (int</text:span><text:span text:style-name="T15">*</text:span><text:span text:style-name="T14"> x) {</text:span><text:span text:style-name="T14"><text:tab/></text:span><text:span text:style-name="T14"><text:tab/></text:span><text:span text:style-name="T16">/* takes a pointer to an int */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4">*x = *x + 1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4">return *x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4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4">int x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4">x = 5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4">increment (</text:span><text:span text:style-name="T15">&amp;</text:span><text:span text:style-name="T14">x);</text:span><text:span text:style-name="T14"><text:tab/></text:span><text:span text:style-name="T14"><text:tab/></text:span><text:span text:style-name="T14"><text:tab/></text:span><text:span text:style-name="T14"><text:tab/></text:span><text:span text:style-name="T16">/* pass a pointer to x */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In <text:span text:style-name="T2">C++</text:span>, can specify in the <text:span text:style-name="T2">function</text:span> definition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4">int increment (int &amp;x) {</text:span><text:span text:style-name="T14"><text:tab/></text:span><text:span text:style-name="T14"><text:tab/></text:span><text:span text:style-name="T16">/* call-by-reference */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4">x = x + 1; .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4">increment (x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Static vs. dynamic memory</text:p>
          </draw:text-box>
        </draw:frame>
        <draw:frame presentation:style-name="pr8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Static</text:span> variables are allocated at the <text:span text:style-name="T2">beginning</text:span> of the program run</text:p>
              </text:list-item>
            </text:list>
            <text:list text:style-name="L3">
              <text:list-item>
                <text:list>
                  <text:list-item>
                    <text:p text:style-name="P4">Their size in memory is <text:span text:style-name="T2">fixed</text:span> at compile-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Variables named in <text:span text:style-name="T2">declaration</text:span> section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Dynamic</text:span> variables are allocated <text:span text:style-name="T2">during</text:span> the running of a program</text:p>
              </text:list-item>
            </text:list>
            <text:list text:style-name="L3">
              <text:list-item>
                <text:list>
                  <text:list-item>
                    <text:p text:style-name="P4">May also be <text:span text:style-name="T2">deallocated</text:span> during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ize need <text:span text:style-name="T2">not</text:span> be predetermin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ference them via <text:span text:style-name="T2">pointer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Dynamic variables</text:p>
          </draw:text-box>
        </draw:frame>
        <draw:frame presentation:style-name="pr8" draw:text-style-name="P3" draw:layer="layout" svg:width="25.199cm" svg:height="15.052cm" svg:x="1.4cm" svg:y="4.107cm" presentation:class="outline" presentation:user-transformed="true">
          <draw:text-box>
            <text:list text:style-name="L3">
              <text:list-item>
                <text:p text:style-name="P3">You can make your <text:span text:style-name="T3">own</text:span> <text:span text:style-name="T2">dynamically</text:span> allocated variables, using <text:span text:style-name="T5">NEW</text:span>() and <text:span text:style-name="T5">DISPOSE</text:span>()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7">VA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8">applePtr</text:span><text:span text:style-name="T9"> : </text:span><text:span text:style-name="T7">POINTER</text:span><text:span text:style-name="T9"> </text:span><text:span text:style-name="T7">TO</text:span><text:span text:style-name="T9"> </text:span><text:span text:style-name="T7">REAL</text:span><text:span text:style-name="T9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7">BE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0">NEW</text:span><text:span text:style-name="T9"> (</text:span><text:span text:style-name="T8">applePtr</text:span><text:span text:style-name="T9">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2">Allocates</text:span> memory for a <text:span text:style-name="T5">REAL</text:span>, and stores the address in <text:span text:style-name="T4">applePt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7">DISPOSE</text:span><text:span text:style-name="T18"> (</text:span><text:span text:style-name="T19">applePtr</text:span><text:span text:style-name="T18">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2">Deallocates</text:span> the memory, and sets <text:span text:style-name="T4">applePtr</text:span> to <text:span text:style-name="T5">NI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Dynamic variables are in the <text:span text:style-name="T2">heap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Open space for program to allocate/deallocat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If heap is <text:span text:style-name="T2">full</text:span>, <text:span text:style-name="T5">NEW</text:span> sets pointer to <text:span text:style-name="T5">NIL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A caution about pointers</text:p>
          </draw:text-box>
        </draw:frame>
        <draw:frame presentation:style-name="pr8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Pointers are a <text:span text:style-name="T2">powerful</text:span> tool and a quick way to <text:span text:style-name="T2">shoot</text:span> yourself in the foo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VA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">applePtr</text:span> : <text:span text:style-name="T2">POINTER</text:span> <text:span text:style-name="T5">TO</text:span> <text:span text:style-name="T5">REAL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BE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">applePtr</text:span><text:span text:style-name="T5">^</text:span><text:span text:style-name="T3"> := 5.0;</text:span><text:span text:style-name="T3"><text:tab/></text:span><text:span text:style-name="T3"><text:tab/></text:span><text:span text:style-name="T4">(* yipes!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2">Uninitialized</text:span><text:span text:style-name="T3"> pointer could point to anywhere in memory: </text:span><text:span text:style-name="T2">dereferencing</text:span><text:span text:style-name="T3"> it can potentially modify any accessible memory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3">Can </text:span><text:span text:style-name="T2">crash</text:span><text:span text:style-name="T3"> older Windows; </text:span><text:span text:style-name="T2">core dump</text:span><text:span text:style-name="T3"> in Uni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 presentation:user-transformed="true">
          <draw:text-box>
            <text:p text:style-name="P1">Review of today (12.1-12.5)</text:p>
          </draw:text-box>
        </draw:frame>
        <draw:frame presentation:style-name="pr8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Pointers </text:span><text:span text:style-name="T3">(in Modula-2 and C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reating</text:span> pointers, <text:span text:style-name="T2">dereferencing</text:span> poin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ssignment <text:span text:style-name="T2">compatibil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ointer <text:span text:style-name="T2">arithmeti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NIL (</text:span><text:span text:style-name="T3">in C: </text:span><text:span text:style-name="T2">NULL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Static</text:span> vs. <text:span text:style-name="T2">dynamic</text:span> allocation of memory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ctivation</text:span> recor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tack</text:span>, stack pointer</text:p>
                  </text:list-item>
                </text:list>
              </text:list-item>
            </text:list>
            <text:list text:style-name="L3">
              <text:list-item>
                <text:p text:style-name="P3">Dynamic variables: <text:span text:style-name="T2">NEW</text:span>(), <text:span text:style-name="T2">DISPOSE</text:span>(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8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No lab next week</text:p>
              </text:list-item>
            </text:list>
            <text:list text:style-name="L3">
              <text:list-item>
                <text:p text:style-name="P3"><text:span text:style-name="T2">Midterm</text:span> next Wed 21Nov: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1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office:forms form:automatic-focus="false" form:apply-design-mode="false"/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1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6-10-30T09:58:23</meta:creation-date>
    <dc:creator>Sean Ho</dc:creator>
    <dc:date>2007-11-16T17:01:26</dc:date>
    <meta:editing-cycles>51</meta:editing-cycles>
    <meta:editing-duration>P1DT0H5M57S</meta:editing-duration>
    <meta:user-defined meta:name="Info 1"/>
    <meta:user-defined meta:name="Info 2"/>
    <meta:user-defined meta:name="Info 3"/>
    <meta:user-defined meta:name="Info 4"/>
    <meta:document-statistic meta:object-count="226"/>
  </office:meta>
</office:document-meta>
</file>